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fo:background-color="#1f1f1f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569cd6" loext:opacity="100%" style:font-name="Consolas" fo:font-size="10.5pt" fo:font-weight="normal"/>
    </style:style>
    <style:style style:name="T7" style:family="text">
      <style:text-properties style:font-name="Consolas" fo:font-size="10.5pt" fo:font-weight="normal"/>
    </style:style>
    <style:style style:name="T8" style:family="text">
      <style:text-properties fo:color="#4fc1ff" loext:opacity="100%" style:font-name="Consolas" fo:font-size="10.5pt" fo:font-weight="normal"/>
    </style:style>
    <style:style style:name="T9" style:family="text">
      <style:text-properties fo:color="#dcdcaa" loext:opacity="100%" style:font-name="Consolas" fo:font-size="10.5pt" fo:font-weight="normal"/>
    </style:style>
    <style:style style:name="T10" style:family="text">
      <style:text-properties fo:color="#d4d4d4" loext:opacity="100%" style:font-name="Consolas" fo:font-size="10.5pt" fo:font-weight="normal"/>
    </style:style>
    <style:style style:name="T11" style:family="text">
      <style:text-properties fo:color="#ce9178" loext:opacity="100%" style:font-name="Consolas" fo:font-size="10.5pt" fo:font-weight="normal"/>
    </style:style>
    <style:style style:name="T12" style:family="text">
      <style:text-properties fo:color="#b5cea8" loext:opacity="100%" style:font-name="Consolas" fo:font-size="10.5pt" fo:font-weight="normal"/>
    </style:style>
    <style:style style:name="T13" style:family="text">
      <style:text-properties fo:color="#6a9955" loext:opacity="100%" style:font-name="Consolas" fo:font-size="10.5pt" fo:font-weight="normal"/>
    </style:style>
    <style:style style:name="T14" style:family="text">
      <style:text-properties fo:color="#c586c0" loext:opacity="100%" style:font-name="Consolas" fo:font-size="10.5pt" fo:font-weight="normal"/>
    </style:style>
    <style:style style:name="T15" style:family="text">
      <style:text-properties fo:color="#4ec9b0" loext:opacity="100%" style:font-name="Consolas" fo:font-size="10.5pt" fo:font-weight="normal"/>
    </style:style>
    <style:style style:name="T16" style:family="text">
      <style:text-properties fo:color="#9cdcfe" loext:opacity="100%" style:font-name="Consolas" fo:font-size="10.5pt" fo:font-weight="normal"/>
    </style:style>
    <style:style style:name="T17" style:family="text">
      <style:text-properties fo:color="#808080" loext:opacity="100%" style:font-name="Consolas" fo:font-size="10.5pt" fo:font-weight="normal"/>
    </style:style>
    <style:style style:name="T18" style:family="text">
      <style:text-properties fo:color="#d4d4d4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<text:span text:style-name="T2">React</text:span>, { <text:span text:style-name="T2">useState</text:span>, <text:span text:style-name="T2">useEffect</text:span> } <text:span text:style-name="T1">from</text:span> <text:span text:style-name="T3">"react"</text:span>;</text:p>
      <text:p text:style-name="P1"><text:span text:style-name="T1">import</text:span> <text:span text:style-name="T3">"./AltaEgreso.css"</text:span>;</text:p>
      <text:p text:style-name="P2"/>
      <text:p text:style-name="P1"><text:span text:style-name="T4">function</text:span> <text:span text:style-name="T5">AltaEgreso</text:span>() {</text:p>
      <text:p text:style-name="P3">  <text:span text:style-name="T6">const</text:span><text:span text:style-name="T7"> [</text:span><text:span text:style-name="T8">egresos</text:span><text:span text:style-name="T7">, </text:span><text:span text:style-name="T9">setEgresos</text:span><text:span text:style-name="T7">] </text:span><text:span text:style-name="T10">=</text:span><text:span text:style-name="T7"> </text:span><text:span text:style-name="T9">useState</text:span><text:span text:style-name="T7">([]);</text:span></text:p>
      <text:p text:style-name="P3">  <text:span text:style-name="T6">const</text:span><text:span text:style-name="T7"> [</text:span><text:span text:style-name="T8">categoria</text:span><text:span text:style-name="T7">, </text:span><text:span text:style-name="T9">setCategoria</text:span><text:span text:style-name="T7">] </text:span><text:span text:style-name="T10">=</text:span><text:span text:style-name="T7"> </text:span><text:span text:style-name="T9">useState</text:span><text:span text:style-name="T7">(</text:span><text:span text:style-name="T11">""</text:span><text:span text:style-name="T7">);</text:span></text:p>
      <text:p text:style-name="P3">  <text:span text:style-name="T6">const</text:span><text:span text:style-name="T7"> [</text:span><text:span text:style-name="T8">monto</text:span><text:span text:style-name="T7">, </text:span><text:span text:style-name="T9">setMonto</text:span><text:span text:style-name="T7">] </text:span><text:span text:style-name="T10">=</text:span><text:span text:style-name="T7"> </text:span><text:span text:style-name="T9">useState</text:span><text:span text:style-name="T7">(</text:span><text:span text:style-name="T11">""</text:span><text:span text:style-name="T7">);</text:span></text:p>
      <text:p text:style-name="P3">  <text:span text:style-name="T6">const</text:span><text:span text:style-name="T7"> [</text:span><text:span text:style-name="T8">fecha</text:span><text:span text:style-name="T7">, </text:span><text:span text:style-name="T9">setFecha</text:span><text:span text:style-name="T7">] </text:span><text:span text:style-name="T10">=</text:span><text:span text:style-name="T7"> </text:span><text:span text:style-name="T9">useState</text:span><text:span text:style-name="T7">(</text:span><text:span text:style-name="T11">""</text:span><text:span text:style-name="T7">);</text:span></text:p>
      <text:p text:style-name="P3">  <text:span text:style-name="T6">const</text:span><text:span text:style-name="T7"> [</text:span><text:span text:style-name="T8">deudas</text:span><text:span text:style-name="T7">, </text:span><text:span text:style-name="T9">setDeudas</text:span><text:span text:style-name="T7">] </text:span><text:span text:style-name="T10">=</text:span><text:span text:style-name="T7"> </text:span><text:span text:style-name="T9">useState</text:span><text:span text:style-name="T7">([]);</text:span></text:p>
      <text:p text:style-name="P3">  <text:span text:style-name="T6">const</text:span><text:span text:style-name="T7"> [</text:span><text:span text:style-name="T8">deudaSeleccionada</text:span><text:span text:style-name="T7">, </text:span><text:span text:style-name="T9">setDeudaSeleccionada</text:span><text:span text:style-name="T7">] </text:span><text:span text:style-name="T10">=</text:span><text:span text:style-name="T7"> </text:span><text:span text:style-name="T9">useState</text:span><text:span text:style-name="T7">(</text:span><text:span text:style-name="T11">""</text:span><text:span text:style-name="T7">);</text:span></text:p>
      <text:p text:style-name="P3">  <text:span text:style-name="T6">const</text:span><text:span text:style-name="T7"> [</text:span><text:span text:style-name="T8">error</text:span><text:span text:style-name="T7">, </text:span><text:span text:style-name="T9">setError</text:span><text:span text:style-name="T7">] </text:span><text:span text:style-name="T10">=</text:span><text:span text:style-name="T7"> </text:span><text:span text:style-name="T9">useState</text:span><text:span text:style-name="T7">(</text:span><text:span text:style-name="T11">""</text:span><text:span text:style-name="T7">);</text:span></text:p>
      <text:p text:style-name="P3">  <text:span text:style-name="T6">const</text:span><text:span text:style-name="T7"> [</text:span><text:span text:style-name="T8">mensaje</text:span><text:span text:style-name="T7">, </text:span><text:span text:style-name="T9">setMensaje</text:span><text:span text:style-name="T7">] </text:span><text:span text:style-name="T10">=</text:span><text:span text:style-name="T7"> </text:span><text:span text:style-name="T9">useState</text:span><text:span text:style-name="T7">(</text:span><text:span text:style-name="T11">""</text:span><text:span text:style-name="T7">);</text:span></text:p>
      <text:p text:style-name="P2"/>
      <text:p text:style-name="P3">  <text:span text:style-name="T6">const</text:span><text:span text:style-name="T7"> [</text:span><text:span text:style-name="T8">fechaDesde</text:span><text:span text:style-name="T7">, </text:span><text:span text:style-name="T9">setFechaDesde</text:span><text:span text:style-name="T7">] </text:span><text:span text:style-name="T10">=</text:span><text:span text:style-name="T7"> </text:span><text:span text:style-name="T9">useState</text:span><text:span text:style-name="T7">(</text:span><text:span text:style-name="T11">""</text:span><text:span text:style-name="T7">);</text:span></text:p>
      <text:p text:style-name="P3">  <text:span text:style-name="T6">const</text:span><text:span text:style-name="T7"> [</text:span><text:span text:style-name="T8">fechaHasta</text:span><text:span text:style-name="T7">, </text:span><text:span text:style-name="T9">setFechaHasta</text:span><text:span text:style-name="T7">] </text:span><text:span text:style-name="T10">=</text:span><text:span text:style-name="T7"> </text:span><text:span text:style-name="T9">useState</text:span><text:span text:style-name="T7">(</text:span><text:span text:style-name="T11">""</text:span><text:span text:style-name="T7">);</text:span></text:p>
      <text:p text:style-name="P3">  <text:span text:style-name="T6">const</text:span><text:span text:style-name="T7"> [</text:span><text:span text:style-name="T8">page</text:span><text:span text:style-name="T7">, </text:span><text:span text:style-name="T9">setPage</text:span><text:span text:style-name="T7">] </text:span><text:span text:style-name="T10">=</text:span><text:span text:style-name="T7"> </text:span><text:span text:style-name="T9">useState</text:span><text:span text:style-name="T7">(</text:span><text:span text:style-name="T12">1</text:span><text:span text:style-name="T7">);</text:span></text:p>
      <text:p text:style-name="P3">  <text:span text:style-name="T6">const</text:span><text:span text:style-name="T7"> [</text:span><text:span text:style-name="T8">total</text:span><text:span text:style-name="T7">, </text:span><text:span text:style-name="T9">setTotal</text:span><text:span text:style-name="T7">] </text:span><text:span text:style-name="T10">=</text:span><text:span text:style-name="T7"> </text:span><text:span text:style-name="T9">useState</text:span><text:span text:style-name="T7">(</text:span><text:span text:style-name="T12">0</text:span><text:span text:style-name="T7">);</text:span></text:p>
      <text:p text:style-name="P3">  <text:span text:style-name="T6">const</text:span><text:span text:style-name="T7"> </text:span><text:span text:style-name="T8">limit</text:span><text:span text:style-name="T7"> </text:span><text:span text:style-name="T10">=</text:span><text:span text:style-name="T7"> </text:span><text:span text:style-name="T12">4</text:span><text:span text:style-name="T7">;</text:span></text:p>
      <text:p text:style-name="P2"/>
      <text:p text:style-name="P3">  <text:span text:style-name="T13">// Traer deudas al cargar</text:span></text:p>
      <text:p text:style-name="P3">  <text:span text:style-name="T9">useEffect</text:span><text:span text:style-name="T7">(() </text:span><text:span text:style-name="T6">=&gt;</text:span><text:span text:style-name="T7"> {</text:span></text:p>
      <text:p text:style-name="P3">    <text:span text:style-name="T6">const</text:span><text:span text:style-name="T7"> </text:span><text:span text:style-name="T9">fetchDeudas</text:span><text:span text:style-name="T7"> </text:span><text:span text:style-name="T10">=</text:span><text:span text:style-name="T7"> </text:span><text:span text:style-name="T6">async</text:span><text:span text:style-name="T7"> () </text:span><text:span text:style-name="T6">=&gt;</text:span><text:span text:style-name="T7"> {</text:span></text:p>
      <text:p text:style-name="P3">      <text:span text:style-name="T14">try</text:span><text:span text:style-name="T7"> {</text:span></text:p>
      <text:p text:style-name="P3">        <text:span text:style-name="T6">const</text:span><text:span text:style-name="T7"> </text:span><text:span text:style-name="T8">res</text:span><text:span text:style-name="T7"> </text:span><text:span text:style-name="T10">=</text:span><text:span text:style-name="T7"> </text:span><text:span text:style-name="T14">await</text:span><text:span text:style-name="T7"> </text:span><text:span text:style-name="T9">fetch</text:span><text:span text:style-name="T7">(</text:span><text:span text:style-name="T11">"http://127.0.0.1:8000/deudas/no_pagadas"</text:span><text:span text:style-name="T7">);</text:span></text:p>
      <text:p text:style-name="P3">        <text:span text:style-name="T14">if</text:span><text:span text:style-name="T7"> (</text:span><text:span text:style-name="T10">!</text:span><text:span text:style-name="T8">res</text:span><text:span text:style-name="T7">.</text:span><text:span text:style-name="T8">ok</text:span><text:span text:style-name="T7">) </text:span><text:span text:style-name="T14">throw</text:span><text:span text:style-name="T7"> </text:span><text:span text:style-name="T6">new</text:span><text:span text:style-name="T7"> </text:span><text:span text:style-name="T15">Error</text:span><text:span text:style-name="T7">(</text:span><text:span text:style-name="T11">"Error al obtener deudas"</text:span><text:span text:style-name="T7">);</text:span></text:p>
      <text:p text:style-name="P3">        <text:span text:style-name="T6">const</text:span><text:span text:style-name="T7"> </text:span><text:span text:style-name="T8">data</text:span><text:span text:style-name="T7"> </text:span><text:span text:style-name="T10">=</text:span><text:span text:style-name="T7"> </text:span><text:span text:style-name="T14">await</text:span><text:span text:style-name="T7"> </text:span><text:span text:style-name="T8">res</text:span><text:span text:style-name="T7">.</text:span><text:span text:style-name="T9">json</text:span><text:span text:style-name="T7">();</text:span></text:p>
      <text:p text:style-name="P3">        <text:span text:style-name="T9">setDeudas</text:span><text:span text:style-name="T7">(</text:span><text:span text:style-name="T8">data</text:span><text:span text:style-name="T7">);</text:span></text:p>
      <text:p text:style-name="P3">      <text:span text:style-name="T7">} </text:span><text:span text:style-name="T14">catch</text:span><text:span text:style-name="T7"> (</text:span><text:span text:style-name="T16">err</text:span><text:span text:style-name="T7">) {</text:span></text:p>
      <text:p text:style-name="P3">        <text:span text:style-name="T16">console</text:span><text:span text:style-name="T7">.</text:span><text:span text:style-name="T9">error</text:span><text:span text:style-name="T7">(</text:span><text:span text:style-name="T16">err</text:span><text:span text:style-name="T7">);</text:span></text:p>
      <text:p text:style-name="P3">      <text:span text:style-name="T7">}</text:span></text:p>
      <text:p text:style-name="P3">    <text:span text:style-name="T7">};</text:span></text:p>
      <text:p text:style-name="P3">    <text:span text:style-name="T9">fetchDeudas</text:span><text:span text:style-name="T7">();</text:span></text:p>
      <text:p text:style-name="P3">  <text:span text:style-name="T7">}, []);</text:span></text:p>
      <text:p text:style-name="P2"/>
      <text:p text:style-name="P3">  <text:span text:style-name="T13">// Traer egresos paginados</text:span></text:p>
      <text:p text:style-name="P3">  <text:span text:style-name="T6">const</text:span><text:span text:style-name="T7"> </text:span><text:span text:style-name="T9">fetchEgresos</text:span><text:span text:style-name="T7"> </text:span><text:span text:style-name="T10">=</text:span><text:span text:style-name="T7"> </text:span><text:span text:style-name="T6">async</text:span><text:span text:style-name="T7"> (</text:span><text:span text:style-name="T16">p</text:span><text:span text:style-name="T7"> </text:span><text:span text:style-name="T10">=</text:span><text:span text:style-name="T7"> </text:span><text:span text:style-name="T12">1</text:span><text:span text:style-name="T7">) </text:span><text:span text:style-name="T6">=&gt;</text:span><text:span text:style-name="T7"> {</text:span></text:p>
      <text:p text:style-name="P3">    <text:span text:style-name="T14">try</text:span><text:span text:style-name="T7"> {</text:span></text:p>
      <text:p text:style-name="P3">      <text:span text:style-name="T6">let</text:span><text:span text:style-name="T7"> </text:span><text:span text:style-name="T16">url</text:span><text:span text:style-name="T7"> </text:span><text:span text:style-name="T10">=</text:span><text:span text:style-name="T7"> </text:span><text:span text:style-name="T11">`http://127.0.0.1:8000/egresos/paginados?page=</text:span><text:span text:style-name="T6">${</text:span><text:span text:style-name="T16">p</text:span><text:span text:style-name="T6">}</text:span><text:span text:style-name="T11">&amp;limit=</text:span><text:span text:style-name="T6">${</text:span><text:span text:style-name="T8">limit</text:span><text:span text:style-name="T6">}</text:span><text:span text:style-name="T11">`</text:span><text:span text:style-name="T7">;</text:span></text:p>
      <text:p text:style-name="P3">      <text:span text:style-name="T14">if</text:span><text:span text:style-name="T7"> (</text:span><text:span text:style-name="T8">fechaDesde</text:span><text:span text:style-name="T7">) </text:span><text:span text:style-name="T16">url</text:span><text:span text:style-name="T7"> </text:span><text:span text:style-name="T10">+=</text:span><text:span text:style-name="T7"> </text:span><text:span text:style-name="T11">`&amp;fecha_inicio=</text:span><text:span text:style-name="T6">${</text:span><text:span text:style-name="T8">fechaDesde</text:span><text:span text:style-name="T6">}</text:span><text:span text:style-name="T11">`</text:span><text:span text:style-name="T7">;</text:span></text:p>
      <text:p text:style-name="P3">      <text:span text:style-name="T14">if</text:span><text:span text:style-name="T7"> (</text:span><text:span text:style-name="T8">fechaHasta</text:span><text:span text:style-name="T7">) </text:span><text:span text:style-name="T16">url</text:span><text:span text:style-name="T7"> </text:span><text:span text:style-name="T10">+=</text:span><text:span text:style-name="T7"> </text:span><text:span text:style-name="T11">`&amp;fecha_fin=</text:span><text:span text:style-name="T6">${</text:span><text:span text:style-name="T8">fechaHasta</text:span><text:span text:style-name="T6">}</text:span><text:span text:style-name="T11">`</text:span><text:span text:style-name="T7">;</text:span></text:p>
      <text:p text:style-name="P2"/>
      <text:p text:style-name="P3">      <text:span text:style-name="T6">const</text:span><text:span text:style-name="T7"> </text:span><text:span text:style-name="T8">res</text:span><text:span text:style-name="T7"> </text:span><text:span text:style-name="T10">=</text:span><text:span text:style-name="T7"> </text:span><text:span text:style-name="T14">await</text:span><text:span text:style-name="T7"> </text:span><text:span text:style-name="T9">fetch</text:span><text:span text:style-name="T7">(</text:span><text:span text:style-name="T16">url</text:span><text:span text:style-name="T7">);</text:span></text:p>
      <text:p text:style-name="P3">      <text:span text:style-name="T14">if</text:span><text:span text:style-name="T7"> (</text:span><text:span text:style-name="T10">!</text:span><text:span text:style-name="T8">res</text:span><text:span text:style-name="T7">.</text:span><text:span text:style-name="T8">ok</text:span><text:span text:style-name="T7">) </text:span><text:span text:style-name="T14">throw</text:span><text:span text:style-name="T7"> </text:span><text:span text:style-name="T6">new</text:span><text:span text:style-name="T7"> </text:span><text:span text:style-name="T15">Error</text:span><text:span text:style-name="T7">(</text:span><text:span text:style-name="T11">"Error al obtener egresos"</text:span><text:span text:style-name="T7">);</text:span></text:p>
      <text:p text:style-name="P3">      <text:span text:style-name="T6">const</text:span><text:span text:style-name="T7"> </text:span><text:span text:style-name="T8">data</text:span><text:span text:style-name="T7"> </text:span><text:span text:style-name="T10">=</text:span><text:span text:style-name="T7"> </text:span><text:span text:style-name="T14">await</text:span><text:span text:style-name="T7"> </text:span><text:span text:style-name="T8">res</text:span><text:span text:style-name="T7">.</text:span><text:span text:style-name="T9">json</text:span><text:span text:style-name="T7">();</text:span></text:p>
      <text:p text:style-name="P3">      <text:span text:style-name="T9">setEgresos</text:span><text:span text:style-name="T7">(</text:span><text:span text:style-name="T8">data</text:span><text:span text:style-name="T7">.</text:span><text:span text:style-name="T16">movimientos</text:span><text:span text:style-name="T7">);</text:span></text:p>
      <text:p text:style-name="P3">      <text:span text:style-name="T9">setTotal</text:span><text:span text:style-name="T7">(</text:span><text:span text:style-name="T8">data</text:span><text:span text:style-name="T7">.</text:span><text:span text:style-name="T16">total</text:span><text:span text:style-name="T7">);</text:span></text:p>
      <text:p text:style-name="P3">      <text:span text:style-name="T9">setPage</text:span><text:span text:style-name="T7">(</text:span><text:span text:style-name="T8">data</text:span><text:span text:style-name="T7">.</text:span><text:span text:style-name="T16">page</text:span><text:span text:style-name="T7">);</text:span></text:p>
      <text:p text:style-name="P3">    <text:span text:style-name="T7">} </text:span><text:span text:style-name="T14">catch</text:span><text:span text:style-name="T7"> (</text:span><text:span text:style-name="T16">err</text:span><text:span text:style-name="T7">) {</text:span></text:p>
      <text:p text:style-name="P3">      <text:span text:style-name="T16">console</text:span><text:span text:style-name="T7">.</text:span><text:span text:style-name="T9">error</text:span><text:span text:style-name="T7">(</text:span><text:span text:style-name="T11">"Error al obtener egresos:"</text:span><text:span text:style-name="T7">, </text:span><text:span text:style-name="T16">err</text:span><text:span text:style-name="T7">);</text:span></text:p>
      <text:p text:style-name="P3">      <text:span text:style-name="T9">setEgresos</text:span><text:span text:style-name="T7">([]);</text:span></text:p>
      <text:p text:style-name="P3">      <text:span text:style-name="T9">setTotal</text:span><text:span text:style-name="T7">(</text:span><text:span text:style-name="T12">0</text:span><text:span text:style-name="T7">);</text:span></text:p>
      <text:p text:style-name="P3"><text:soft-page-break/>    <text:span text:style-name="T7">}</text:span></text:p>
      <text:p text:style-name="P3">  <text:span text:style-name="T7">};</text:span></text:p>
      <text:p text:style-name="P2"/>
      <text:p text:style-name="P3">  <text:span text:style-name="T6">const</text:span><text:span text:style-name="T7"> </text:span><text:span text:style-name="T9">handleBuscar</text:span><text:span text:style-name="T7"> </text:span><text:span text:style-name="T10">=</text:span><text:span text:style-name="T7"> () </text:span><text:span text:style-name="T6">=&gt;</text:span><text:span text:style-name="T7"> </text:span><text:span text:style-name="T9">fetchEgresos</text:span><text:span text:style-name="T7">(</text:span><text:span text:style-name="T12">1</text:span><text:span text:style-name="T7">);</text:span></text:p>
      <text:p text:style-name="P3">  <text:span text:style-name="T6">const</text:span><text:span text:style-name="T7"> </text:span><text:span text:style-name="T9">handleLimpiar</text:span><text:span text:style-name="T7"> </text:span><text:span text:style-name="T10">=</text:span><text:span text:style-name="T7"> () </text:span><text:span text:style-name="T6">=&gt;</text:span><text:span text:style-name="T7"> {</text:span></text:p>
      <text:p text:style-name="P3">    <text:span text:style-name="T9">setFechaDesde</text:span><text:span text:style-name="T7">(</text:span><text:span text:style-name="T11">""</text:span><text:span text:style-name="T7">);</text:span></text:p>
      <text:p text:style-name="P3">    <text:span text:style-name="T9">setFechaHasta</text:span><text:span text:style-name="T7">(</text:span><text:span text:style-name="T11">""</text:span><text:span text:style-name="T7">);</text:span></text:p>
      <text:p text:style-name="P3">    <text:span text:style-name="T9">setEgresos</text:span><text:span text:style-name="T7">([]);</text:span></text:p>
      <text:p text:style-name="P3">    <text:span text:style-name="T9">setTotal</text:span><text:span text:style-name="T7">(</text:span><text:span text:style-name="T12">0</text:span><text:span text:style-name="T7">);</text:span></text:p>
      <text:p text:style-name="P3">    <text:span text:style-name="T9">setPage</text:span><text:span text:style-name="T7">(</text:span><text:span text:style-name="T12">1</text:span><text:span text:style-name="T7">);</text:span></text:p>
      <text:p text:style-name="P3">  <text:span text:style-name="T7">};</text:span></text:p>
      <text:p text:style-name="P2"/>
      <text:p text:style-name="P3">  <text:span text:style-name="T6">const</text:span><text:span text:style-name="T7"> </text:span><text:span text:style-name="T9">handleAnterior</text:span><text:span text:style-name="T7"> </text:span><text:span text:style-name="T10">=</text:span><text:span text:style-name="T7"> () </text:span><text:span text:style-name="T6">=&gt;</text:span><text:span text:style-name="T7"> {</text:span></text:p>
      <text:p text:style-name="P3">    <text:span text:style-name="T14">if</text:span><text:span text:style-name="T7"> (</text:span><text:span text:style-name="T8">page</text:span><text:span text:style-name="T7"> </text:span><text:span text:style-name="T10">&gt;</text:span><text:span text:style-name="T7"> </text:span><text:span text:style-name="T12">1</text:span><text:span text:style-name="T7">) </text:span><text:span text:style-name="T9">fetchEgresos</text:span><text:span text:style-name="T7">(</text:span><text:span text:style-name="T8">page</text:span><text:span text:style-name="T7"> </text:span><text:span text:style-name="T10">-</text:span><text:span text:style-name="T7"> </text:span><text:span text:style-name="T12">1</text:span><text:span text:style-name="T7">);</text:span></text:p>
      <text:p text:style-name="P3">  <text:span text:style-name="T7">};</text:span></text:p>
      <text:p text:style-name="P3">  <text:span text:style-name="T6">const</text:span><text:span text:style-name="T7"> </text:span><text:span text:style-name="T9">handleSiguiente</text:span><text:span text:style-name="T7"> </text:span><text:span text:style-name="T10">=</text:span><text:span text:style-name="T7"> () </text:span><text:span text:style-name="T6">=&gt;</text:span><text:span text:style-name="T7"> {</text:span></text:p>
      <text:p text:style-name="P3">    <text:span text:style-name="T14">if</text:span><text:span text:style-name="T7"> (</text:span><text:span text:style-name="T8">page</text:span><text:span text:style-name="T7"> </text:span><text:span text:style-name="T10">*</text:span><text:span text:style-name="T7"> </text:span><text:span text:style-name="T8">limit</text:span><text:span text:style-name="T7"> </text:span><text:span text:style-name="T10">&lt;</text:span><text:span text:style-name="T7"> </text:span><text:span text:style-name="T8">total</text:span><text:span text:style-name="T7">) </text:span><text:span text:style-name="T9">fetchEgresos</text:span><text:span text:style-name="T7">(</text:span><text:span text:style-name="T8">page</text:span><text:span text:style-name="T7"> </text:span><text:span text:style-name="T10">+</text:span><text:span text:style-name="T7"> </text:span><text:span text:style-name="T12">1</text:span><text:span text:style-name="T7">);</text:span></text:p>
      <text:p text:style-name="P3">  <text:span text:style-name="T7">};</text:span></text:p>
      <text:p text:style-name="P2"/>
      <text:p text:style-name="P3">  <text:span text:style-name="T6">const</text:span><text:span text:style-name="T7"> </text:span><text:span text:style-name="T9">handleSubmit</text:span><text:span text:style-name="T7"> </text:span><text:span text:style-name="T10">=</text:span><text:span text:style-name="T7"> </text:span><text:span text:style-name="T6">async</text:span><text:span text:style-name="T7"> (</text:span><text:span text:style-name="T16">e</text:span><text:span text:style-name="T7">) </text:span><text:span text:style-name="T6">=&gt;</text:span><text:span text:style-name="T7"> {</text:span></text:p>
      <text:p text:style-name="P3">    <text:span text:style-name="T16">e</text:span><text:span text:style-name="T7">.</text:span><text:span text:style-name="T9">preventDefault</text:span><text:span text:style-name="T7">();</text:span></text:p>
      <text:p text:style-name="P2"/>
      <text:p text:style-name="P3">    <text:span text:style-name="T14">if</text:span><text:span text:style-name="T7"> (</text:span><text:span text:style-name="T10">!</text:span><text:span text:style-name="T8">categoria</text:span><text:span text:style-name="T7"> </text:span><text:span text:style-name="T10">||</text:span><text:span text:style-name="T7"> </text:span><text:span text:style-name="T10">!</text:span><text:span text:style-name="T8">monto</text:span><text:span text:style-name="T7"> </text:span><text:span text:style-name="T10">||</text:span><text:span text:style-name="T7"> </text:span><text:span text:style-name="T10">!</text:span><text:span text:style-name="T8">fecha</text:span><text:span text:style-name="T7">) {</text:span></text:p>
      <text:p text:style-name="P3">      <text:span text:style-name="T9">setError</text:span><text:span text:style-name="T7">(</text:span><text:span text:style-name="T11">"Todos los campos son obligatorios"</text:span><text:span text:style-name="T7">);</text:span></text:p>
      <text:p text:style-name="P3">      <text:span text:style-name="T14">return</text:span><text:span text:style-name="T7">;</text:span></text:p>
      <text:p text:style-name="P3">    <text:span text:style-name="T7">}</text:span></text:p>
      <text:p text:style-name="P3">    <text:span text:style-name="T14">if</text:span><text:span text:style-name="T7"> (</text:span><text:span text:style-name="T9">isNaN</text:span><text:span text:style-name="T7">(</text:span><text:span text:style-name="T8">monto</text:span><text:span text:style-name="T7">) </text:span><text:span text:style-name="T10">||</text:span><text:span text:style-name="T7"> </text:span><text:span text:style-name="T15">Number</text:span><text:span text:style-name="T7">(</text:span><text:span text:style-name="T8">monto</text:span><text:span text:style-name="T7">) </text:span><text:span text:style-name="T10">&lt;=</text:span><text:span text:style-name="T7"> </text:span><text:span text:style-name="T12">0</text:span><text:span text:style-name="T7">) {</text:span></text:p>
      <text:p text:style-name="P3">      <text:span text:style-name="T9">setError</text:span><text:span text:style-name="T7">(</text:span><text:span text:style-name="T11">"El monto debe ser un número positivo"</text:span><text:span text:style-name="T7">);</text:span></text:p>
      <text:p text:style-name="P3">      <text:span text:style-name="T14">return</text:span><text:span text:style-name="T7">;</text:span></text:p>
      <text:p text:style-name="P3">    <text:span text:style-name="T7">}</text:span></text:p>
      <text:p text:style-name="P2"/>
      <text:p text:style-name="P3">    <text:span text:style-name="T6">const</text:span><text:span text:style-name="T7"> </text:span><text:span text:style-name="T8">nuevoEgreso</text:span><text:span text:style-name="T7"> </text:span><text:span text:style-name="T10">=</text:span><text:span text:style-name="T7"> {</text:span></text:p>
      <text:p text:style-name="P3">      <text:span text:style-name="T16">tipo:</text:span><text:span text:style-name="T7"> </text:span><text:span text:style-name="T11">"egreso"</text:span><text:span text:style-name="T7">,</text:span></text:p>
      <text:p text:style-name="P3">      <text:span text:style-name="T16">categoria</text:span><text:span text:style-name="T7">,</text:span></text:p>
      <text:p text:style-name="P3">      <text:span text:style-name="T16">monto:</text:span><text:span text:style-name="T7"> </text:span><text:span text:style-name="T9">parseFloat</text:span><text:span text:style-name="T7">(</text:span><text:span text:style-name="T8">monto</text:span><text:span text:style-name="T7">),</text:span></text:p>
      <text:p text:style-name="P3">      <text:span text:style-name="T16">fecha</text:span><text:span text:style-name="T7">,</text:span></text:p>
      <text:p text:style-name="P3">    <text:span text:style-name="T7">};</text:span></text:p>
      <text:p text:style-name="P3">    <text:span text:style-name="T14">if</text:span><text:span text:style-name="T7"> (</text:span><text:span text:style-name="T8">deudaSeleccionada</text:span><text:span text:style-name="T7">) </text:span><text:span text:style-name="T8">nuevoEgreso</text:span><text:span text:style-name="T7">.</text:span><text:span text:style-name="T16">deuda_id</text:span><text:span text:style-name="T7"> </text:span><text:span text:style-name="T10">=</text:span><text:span text:style-name="T7"> </text:span><text:span text:style-name="T9">parseInt</text:span><text:span text:style-name="T7">(</text:span><text:span text:style-name="T8">deudaSeleccionada</text:span><text:span text:style-name="T7">);</text:span></text:p>
      <text:p text:style-name="P2"/>
      <text:p text:style-name="P3">    <text:span text:style-name="T14">try</text:span><text:span text:style-name="T7"> {</text:span></text:p>
      <text:p text:style-name="P3">      <text:span text:style-name="T6">const</text:span><text:span text:style-name="T7"> </text:span><text:span text:style-name="T8">res</text:span><text:span text:style-name="T7"> </text:span><text:span text:style-name="T10">=</text:span><text:span text:style-name="T7"> </text:span><text:span text:style-name="T14">await</text:span><text:span text:style-name="T7"> </text:span><text:span text:style-name="T9">fetch</text:span><text:span text:style-name="T7">(</text:span><text:span text:style-name="T11">"http://127.0.0.1:8000/ingresos"</text:span><text:span text:style-name="T7">, {</text:span></text:p>
      <text:p text:style-name="P3">        <text:span text:style-name="T16">method:</text:span><text:span text:style-name="T7"> </text:span><text:span text:style-name="T11">"POST"</text:span><text:span text:style-name="T7">,</text:span></text:p>
      <text:p text:style-name="P3">        <text:span text:style-name="T16">headers:</text:span><text:span text:style-name="T7"> { </text:span><text:span text:style-name="T11">"Content-Type"</text:span><text:span text:style-name="T16">:</text:span><text:span text:style-name="T7"> </text:span><text:span text:style-name="T11">"application/json"</text:span><text:span text:style-name="T7"> },</text:span></text:p>
      <text:p text:style-name="P3">        <text:span text:style-name="T16">body:</text:span><text:span text:style-name="T7"> </text:span><text:span text:style-name="T16">JSON</text:span><text:span text:style-name="T7">.</text:span><text:span text:style-name="T9">stringify</text:span><text:span text:style-name="T7">(</text:span><text:span text:style-name="T8">nuevoEgreso</text:span><text:span text:style-name="T7">),</text:span></text:p>
      <text:p text:style-name="P3">      <text:span text:style-name="T7">});</text:span></text:p>
      <text:p text:style-name="P3">      <text:span text:style-name="T14">if</text:span><text:span text:style-name="T7"> (</text:span><text:span text:style-name="T10">!</text:span><text:span text:style-name="T8">res</text:span><text:span text:style-name="T7">.</text:span><text:span text:style-name="T8">ok</text:span><text:span text:style-name="T7">) {</text:span></text:p>
      <text:p text:style-name="P3">        <text:span text:style-name="T6">const</text:span><text:span text:style-name="T7"> </text:span><text:span text:style-name="T8">errorData</text:span><text:span text:style-name="T7"> </text:span><text:span text:style-name="T10">=</text:span><text:span text:style-name="T7"> </text:span><text:span text:style-name="T14">await</text:span><text:span text:style-name="T7"> </text:span><text:span text:style-name="T16">res</text:span><text:span text:style-name="T7">.</text:span><text:span text:style-name="T9">json</text:span><text:span text:style-name="T7">();</text:span></text:p>
      <text:p text:style-name="P3">        <text:span text:style-name="T14">throw</text:span><text:span text:style-name="T7"> </text:span><text:span text:style-name="T6">new</text:span><text:span text:style-name="T7"> </text:span><text:span text:style-name="T9">Error</text:span><text:span text:style-name="T7">(</text:span><text:span text:style-name="T16">errorData</text:span><text:span text:style-name="T7">.</text:span><text:span text:style-name="T16">detail</text:span><text:span text:style-name="T7"> </text:span><text:span text:style-name="T10">||</text:span><text:span text:style-name="T7"> </text:span><text:span text:style-name="T11">"Error al guardar el egreso"</text:span><text:span text:style-name="T7">);</text:span></text:p>
      <text:p text:style-name="P3">      <text:span text:style-name="T7">}</text:span></text:p>
      <text:p text:style-name="P3">      <text:span text:style-name="T9">setMensaje</text:span><text:span text:style-name="T7">(</text:span><text:span text:style-name="T11">"✅ Egreso guardado correctamente"</text:span><text:span text:style-name="T7">);</text:span></text:p>
      <text:p text:style-name="P3">      <text:span text:style-name="T9">setError</text:span><text:span text:style-name="T7">(</text:span><text:span text:style-name="T11">""</text:span><text:span text:style-name="T7">);</text:span></text:p>
      <text:p text:style-name="P3"><text:soft-page-break/>      <text:span text:style-name="T9">setCategoria</text:span><text:span text:style-name="T7">(</text:span><text:span text:style-name="T11">""</text:span><text:span text:style-name="T7">);</text:span></text:p>
      <text:p text:style-name="P3">      <text:span text:style-name="T9">setMonto</text:span><text:span text:style-name="T7">(</text:span><text:span text:style-name="T11">""</text:span><text:span text:style-name="T7">);</text:span></text:p>
      <text:p text:style-name="P3">      <text:span text:style-name="T9">setFecha</text:span><text:span text:style-name="T7">(</text:span><text:span text:style-name="T11">""</text:span><text:span text:style-name="T7">);</text:span></text:p>
      <text:p text:style-name="P3">      <text:span text:style-name="T9">setDeudaSeleccionada</text:span><text:span text:style-name="T7">(</text:span><text:span text:style-name="T11">""</text:span><text:span text:style-name="T7">);</text:span></text:p>
      <text:p text:style-name="P3">      <text:span text:style-name="T9">fetchEgresos</text:span><text:span text:style-name="T7">(</text:span><text:span text:style-name="T12">1</text:span><text:span text:style-name="T7">);</text:span></text:p>
      <text:p text:style-name="P3">    <text:span text:style-name="T7">} </text:span><text:span text:style-name="T14">catch</text:span><text:span text:style-name="T7"> (</text:span><text:span text:style-name="T16">err</text:span><text:span text:style-name="T7">) {</text:span></text:p>
      <text:p text:style-name="P3">      <text:span text:style-name="T16">console</text:span><text:span text:style-name="T7">.</text:span><text:span text:style-name="T9">error</text:span><text:span text:style-name="T7">(</text:span><text:span text:style-name="T11">"Error al guardar egreso:"</text:span><text:span text:style-name="T7">, </text:span><text:span text:style-name="T16">err</text:span><text:span text:style-name="T7">);</text:span></text:p>
      <text:p text:style-name="P3">      <text:span text:style-name="T9">setMensaje</text:span><text:span text:style-name="T7">(</text:span><text:span text:style-name="T11">""</text:span><text:span text:style-name="T7">);</text:span></text:p>
      <text:p text:style-name="P3">      <text:span text:style-name="T9">setError</text:span><text:span text:style-name="T7">(</text:span><text:span text:style-name="T11">"❌ No se pudo guardar el egreso"</text:span><text:span text:style-name="T7">);</text:span></text:p>
      <text:p text:style-name="P3">    <text:span text:style-name="T7">}</text:span></text:p>
      <text:p text:style-name="P3">  <text:span text:style-name="T7">};</text:span></text:p>
      <text:p text:style-name="P2"/>
      <text:p text:style-name="P3">  <text:span text:style-name="T14">return</text:span><text:span text:style-name="T7"> (</text:span></text:p>
      <text:p text:style-name="P3">    <text:span text:style-name="T17">&lt;</text:span><text:span text:style-name="T6">div</text:span><text:span text:style-name="T7"> </text:span><text:span text:style-name="T16">className</text:span><text:span text:style-name="T10">=</text:span><text:span text:style-name="T11">"alta-ingreso-container"</text:span><text:span text:style-name="T17">&gt;</text:span></text:p>
      <text:p text:style-name="P3">      <text:span text:style-name="T17">&lt;</text:span><text:span text:style-name="T6">div</text:span><text:span text:style-name="T7"> </text:span><text:span text:style-name="T16">className</text:span><text:span text:style-name="T10">=</text:span><text:span text:style-name="T11">"lista-ingresos"</text:span><text:span text:style-name="T17">&gt;</text:span></text:p>
      <text:p text:style-name="P3">        <text:span text:style-name="T17">&lt;</text:span><text:span text:style-name="T6">h2</text:span><text:span text:style-name="T17">&gt;</text:span><text:span text:style-name="T7">Lista de Egresos</text:span><text:span text:style-name="T17">&lt;/</text:span><text:span text:style-name="T6">h2</text:span><text:span text:style-name="T17">&gt;</text:span></text:p>
      <text:p text:style-name="P3">        <text:span text:style-name="T17">&lt;</text:span><text:span text:style-name="T6">div</text:span><text:span text:style-name="T7"> </text:span><text:span text:style-name="T16">className</text:span><text:span text:style-name="T10">=</text:span><text:span text:style-name="T11">"filtro-fechas"</text:span><text:span text:style-name="T17">&gt;</text:span></text:p>
      <text:p text:style-name="P3">          <text:span text:style-name="T17">&lt;</text:span><text:span text:style-name="T6">input</text:span></text:p>
      <text:p text:style-name="P3">            <text:span text:style-name="T16">type</text:span><text:span text:style-name="T10">=</text:span><text:span text:style-name="T11">"date"</text:span></text:p>
      <text:p text:style-name="P3">            <text:span text:style-name="T16">value</text:span><text:span text:style-name="T10">=</text:span><text:span text:style-name="T6">{</text:span><text:span text:style-name="T8">fechaDesde</text:span><text:span text:style-name="T6">}</text:span></text:p>
      <text:p text:style-name="P3">            <text:span text:style-name="T16">onChange</text:span><text:span text:style-name="T10">=</text:span><text:span text:style-name="T6">{</text:span><text:span text:style-name="T10">(</text:span><text:span text:style-name="T16">e</text:span><text:span text:style-name="T10">) </text:span><text:span text:style-name="T6">=&gt;</text:span><text:span text:style-name="T10"> </text:span><text:span text:style-name="T9">setFechaDesde</text:span><text:span text:style-name="T10">(</text:span><text:span text:style-name="T16">e</text:span><text:span text:style-name="T10">.</text:span><text:span text:style-name="T16">target</text:span><text:span text:style-name="T10">.</text:span><text:span text:style-name="T16">value</text:span><text:span text:style-name="T10">)</text:span><text:span text:style-name="T6">}</text:span></text:p>
      <text:p text:style-name="P3">          <text:span text:style-name="T17">/&gt;</text:span></text:p>
      <text:p text:style-name="P3">          <text:span text:style-name="T17">&lt;</text:span><text:span text:style-name="T6">input</text:span></text:p>
      <text:p text:style-name="P3">            <text:span text:style-name="T16">type</text:span><text:span text:style-name="T10">=</text:span><text:span text:style-name="T11">"date"</text:span></text:p>
      <text:p text:style-name="P3">            <text:span text:style-name="T16">value</text:span><text:span text:style-name="T10">=</text:span><text:span text:style-name="T6">{</text:span><text:span text:style-name="T8">fechaHasta</text:span><text:span text:style-name="T6">}</text:span></text:p>
      <text:p text:style-name="P3">            <text:span text:style-name="T16">onChange</text:span><text:span text:style-name="T10">=</text:span><text:span text:style-name="T6">{</text:span><text:span text:style-name="T10">(</text:span><text:span text:style-name="T16">e</text:span><text:span text:style-name="T10">) </text:span><text:span text:style-name="T6">=&gt;</text:span><text:span text:style-name="T10"> </text:span><text:span text:style-name="T9">setFechaHasta</text:span><text:span text:style-name="T10">(</text:span><text:span text:style-name="T16">e</text:span><text:span text:style-name="T10">.</text:span><text:span text:style-name="T16">target</text:span><text:span text:style-name="T10">.</text:span><text:span text:style-name="T16">value</text:span><text:span text:style-name="T10">)</text:span><text:span text:style-name="T6">}</text:span></text:p>
      <text:p text:style-name="P3">          <text:span text:style-name="T17">/&gt;</text:span></text:p>
      <text:p text:style-name="P3">          <text:span text:style-name="T17">&lt;</text:span><text:span text:style-name="T6">button</text:span><text:span text:style-name="T7"> </text:span><text:span text:style-name="T16">onClick</text:span><text:span text:style-name="T10">=</text:span><text:span text:style-name="T6">{</text:span><text:span text:style-name="T9">handleBuscar</text:span><text:span text:style-name="T6">}</text:span><text:span text:style-name="T17">&gt;</text:span><text:span text:style-name="T7">Buscar</text:span><text:span text:style-name="T17">&lt;/</text:span><text:span text:style-name="T6">button</text:span><text:span text:style-name="T17">&gt;</text:span></text:p>
      <text:p text:style-name="P3">          <text:span text:style-name="T17">&lt;</text:span><text:span text:style-name="T6">button</text:span><text:span text:style-name="T7"> </text:span><text:span text:style-name="T16">onClick</text:span><text:span text:style-name="T10">=</text:span><text:span text:style-name="T6">{</text:span><text:span text:style-name="T9">handleLimpiar</text:span><text:span text:style-name="T6">}</text:span><text:span text:style-name="T17">&gt;</text:span><text:span text:style-name="T7">Limpiar</text:span><text:span text:style-name="T17">&lt;/</text:span><text:span text:style-name="T6">button</text:span><text:span text:style-name="T17">&gt;</text:span></text:p>
      <text:p text:style-name="P3">        <text:span text:style-name="T17">&lt;/</text:span><text:span text:style-name="T6">div</text:span><text:span text:style-name="T17">&gt;</text:span></text:p>
      <text:p text:style-name="P2"/>
      <text:p text:style-name="P3">        <text:span text:style-name="T17">&lt;</text:span><text:span text:style-name="T6">div</text:span><text:span text:style-name="T7"> </text:span><text:span text:style-name="T16">className</text:span><text:span text:style-name="T10">=</text:span><text:span text:style-name="T11">"tabla-con-scroll"</text:span><text:span text:style-name="T17">&gt;</text:span></text:p>
      <text:p text:style-name="P3">          <text:span text:style-name="T17">&lt;</text:span><text:span text:style-name="T6">table</text:span><text:span text:style-name="T17">&gt;</text:span></text:p>
      <text:p text:style-name="P3">            <text:span text:style-name="T17">&lt;</text:span><text:span text:style-name="T6">thead</text:span><text:span text:style-name="T17">&gt;</text:span></text:p>
      <text:p text:style-name="P3">              <text:span text:style-name="T17">&lt;</text:span><text:span text:style-name="T6">tr</text:span><text:span text:style-name="T17">&gt;</text:span></text:p>
      <text:p text:style-name="P3">                <text:span text:style-name="T17">&lt;</text:span><text:span text:style-name="T6">th</text:span><text:span text:style-name="T17">&gt;</text:span><text:span text:style-name="T7">Categoría</text:span><text:span text:style-name="T17">&lt;/</text:span><text:span text:style-name="T6">th</text:span><text:span text:style-name="T17">&gt;</text:span></text:p>
      <text:p text:style-name="P3">                <text:span text:style-name="T17">&lt;</text:span><text:span text:style-name="T6">th</text:span><text:span text:style-name="T17">&gt;</text:span><text:span text:style-name="T7">Monto</text:span><text:span text:style-name="T17">&lt;/</text:span><text:span text:style-name="T6">th</text:span><text:span text:style-name="T17">&gt;</text:span></text:p>
      <text:p text:style-name="P3">                <text:span text:style-name="T17">&lt;</text:span><text:span text:style-name="T6">th</text:span><text:span text:style-name="T17">&gt;</text:span><text:span text:style-name="T7">Fecha</text:span><text:span text:style-name="T17">&lt;/</text:span><text:span text:style-name="T6">th</text:span><text:span text:style-name="T17">&gt;</text:span></text:p>
      <text:p text:style-name="P3">              <text:span text:style-name="T17">&lt;/</text:span><text:span text:style-name="T6">tr</text:span><text:span text:style-name="T17">&gt;</text:span></text:p>
      <text:p text:style-name="P3">            <text:span text:style-name="T17">&lt;/</text:span><text:span text:style-name="T6">thead</text:span><text:span text:style-name="T17">&gt;</text:span></text:p>
      <text:p text:style-name="P3">            <text:span text:style-name="T17">&lt;</text:span><text:span text:style-name="T6">tbody</text:span><text:span text:style-name="T17">&gt;</text:span></text:p>
      <text:p text:style-name="P3">              <text:span text:style-name="T6">{</text:span><text:span text:style-name="T8">egresos</text:span><text:span text:style-name="T10">.</text:span><text:span text:style-name="T16">length</text:span><text:span text:style-name="T10"> === </text:span><text:span text:style-name="T12">0</text:span><text:span text:style-name="T10"> ? (</text:span></text:p>
      <text:p text:style-name="P3"><text:span text:style-name="T18">                </text:span><text:span text:style-name="T17">&lt;</text:span><text:span text:style-name="T6">tr</text:span><text:span text:style-name="T17">&gt;</text:span></text:p>
      <text:p text:style-name="P3"><text:span text:style-name="T18">                  </text:span><text:span text:style-name="T17">&lt;</text:span><text:span text:style-name="T6">td</text:span><text:span text:style-name="T10"> </text:span><text:span text:style-name="T16">colSpan</text:span><text:span text:style-name="T10">=</text:span><text:span text:style-name="T11">"5"</text:span><text:span text:style-name="T17">&gt;</text:span><text:span text:style-name="T10">No hay registros</text:span><text:span text:style-name="T17">&lt;/</text:span><text:span text:style-name="T6">td</text:span><text:span text:style-name="T17">&gt;</text:span></text:p>
      <text:p text:style-name="P3"><text:span text:style-name="T18">                </text:span><text:span text:style-name="T17">&lt;/</text:span><text:span text:style-name="T6">tr</text:span><text:span text:style-name="T17">&gt;</text:span></text:p>
      <text:p text:style-name="P4">              <text:span text:style-name="T7">) : (</text:span></text:p>
      <text:p text:style-name="P3"><text:span text:style-name="T18">                </text:span><text:span text:style-name="T8">egresos</text:span><text:span text:style-name="T10">.</text:span><text:span text:style-name="T9">map</text:span><text:span text:style-name="T10">((</text:span><text:span text:style-name="T16">e</text:span><text:span text:style-name="T10">) </text:span><text:span text:style-name="T6">=&gt;</text:span><text:span text:style-name="T10"> (</text:span></text:p>
      <text:p text:style-name="P3"><text:span text:style-name="T18">                  </text:span><text:span text:style-name="T17">&lt;</text:span><text:span text:style-name="T6">tr</text:span><text:span text:style-name="T10"> </text:span><text:span text:style-name="T16">key</text:span><text:span text:style-name="T10">=</text:span><text:span text:style-name="T6">{</text:span><text:span text:style-name="T16">e</text:span><text:span text:style-name="T10">.</text:span><text:span text:style-name="T16">id</text:span><text:span text:style-name="T6">}</text:span><text:span text:style-name="T17">&gt;</text:span></text:p>
      <text:p text:style-name="P3"><text:span text:style-name="T18">                    </text:span><text:span text:style-name="T17">&lt;</text:span><text:span text:style-name="T6">td</text:span><text:span text:style-name="T17">&gt;</text:span><text:span text:style-name="T6">{</text:span><text:span text:style-name="T16">e</text:span><text:span text:style-name="T10">.</text:span><text:span text:style-name="T16">categoria</text:span><text:span text:style-name="T6">}</text:span><text:span text:style-name="T17">&lt;/</text:span><text:span text:style-name="T6">td</text:span><text:span text:style-name="T17">&gt;</text:span></text:p>
      <text:p text:style-name="P3"><text:span text:style-name="T18">                    </text:span><text:span text:style-name="T17">&lt;</text:span><text:span text:style-name="T6">td</text:span><text:span text:style-name="T17">&gt;</text:span><text:span text:style-name="T10">$</text:span><text:span text:style-name="T6">{</text:span><text:span text:style-name="T16">e</text:span><text:span text:style-name="T10">.</text:span><text:span text:style-name="T16">monto</text:span><text:span text:style-name="T6">}</text:span><text:span text:style-name="T17">&lt;/</text:span><text:span text:style-name="T6">td</text:span><text:span text:style-name="T17">&gt;</text:span></text:p>
      <text:p text:style-name="P3"><text:span text:style-name="T18">                    </text:span><text:span text:style-name="T17">&lt;</text:span><text:span text:style-name="T6">td</text:span><text:span text:style-name="T17">&gt;</text:span><text:span text:style-name="T6">{</text:span><text:span text:style-name="T16">e</text:span><text:span text:style-name="T10">.</text:span><text:span text:style-name="T16">fecha</text:span><text:span text:style-name="T6">}</text:span><text:span text:style-name="T17">&lt;/</text:span><text:span text:style-name="T6">td</text:span><text:span text:style-name="T17">&gt;</text:span></text:p>
      <text:p text:style-name="P3"><text:soft-page-break/><text:span text:style-name="T18">                    </text:span><text:span text:style-name="T17">&lt;</text:span><text:span text:style-name="T6">td</text:span><text:span text:style-name="T10"> </text:span><text:span text:style-name="T16">className</text:span><text:span text:style-name="T10">=</text:span><text:span text:style-name="T11">"acciones"</text:span><text:span text:style-name="T17">&gt;</text:span></text:p>
      <text:p text:style-name="P3"><text:span text:style-name="T18">                      </text:span><text:span text:style-name="T17">&lt;</text:span><text:span text:style-name="T6">button</text:span><text:span text:style-name="T10"> </text:span><text:span text:style-name="T16">onClick</text:span><text:span text:style-name="T10">=</text:span><text:span text:style-name="T6">{</text:span><text:span text:style-name="T10">() </text:span><text:span text:style-name="T6">=&gt;</text:span><text:span text:style-name="T10"> </text:span><text:span text:style-name="T9">handleEditar</text:span><text:span text:style-name="T10">(</text:span><text:span text:style-name="T16">e</text:span><text:span text:style-name="T10">)</text:span><text:span text:style-name="T6">}</text:span><text:span text:style-name="T17">&gt;</text:span><text:span text:style-name="T10">Editar</text:span><text:span text:style-name="T17">&lt;/</text:span><text:span text:style-name="T6">button</text:span><text:span text:style-name="T17">&gt;</text:span></text:p>
      <text:p text:style-name="P3"><text:span text:style-name="T18">                      </text:span><text:span text:style-name="T17">&lt;</text:span><text:span text:style-name="T6">button</text:span><text:span text:style-name="T10"> </text:span><text:span text:style-name="T16">onClick</text:span><text:span text:style-name="T10">=</text:span><text:span text:style-name="T6">{</text:span><text:span text:style-name="T10">() </text:span><text:span text:style-name="T6">=&gt;</text:span><text:span text:style-name="T10"> </text:span><text:span text:style-name="T9">handleEliminar</text:span><text:span text:style-name="T10">(</text:span><text:span text:style-name="T16">e</text:span><text:span text:style-name="T10">.</text:span><text:span text:style-name="T16">id</text:span><text:span text:style-name="T10">)</text:span><text:span text:style-name="T6">}</text:span><text:span text:style-name="T17">&gt;</text:span><text:span text:style-name="T10">Eliminar</text:span><text:span text:style-name="T17">&lt;/</text:span><text:span text:style-name="T6">button</text:span><text:span text:style-name="T17">&gt;</text:span></text:p>
      <text:p text:style-name="P3"><text:span text:style-name="T18">                    </text:span><text:span text:style-name="T17">&lt;/</text:span><text:span text:style-name="T6">td</text:span><text:span text:style-name="T17">&gt;</text:span></text:p>
      <text:p text:style-name="P3"><text:span text:style-name="T18">                  </text:span><text:span text:style-name="T17">&lt;/</text:span><text:span text:style-name="T6">tr</text:span><text:span text:style-name="T17">&gt;</text:span></text:p>
      <text:p text:style-name="P4">                <text:span text:style-name="T7">))</text:span></text:p>
      <text:p text:style-name="P3"><text:span text:style-name="T18">              </text:span><text:span text:style-name="T10">)</text:span><text:span text:style-name="T6">}</text:span></text:p>
      <text:p text:style-name="P3">            <text:span text:style-name="T17">&lt;/</text:span><text:span text:style-name="T6">tbody</text:span><text:span text:style-name="T17">&gt;</text:span></text:p>
      <text:p text:style-name="P3">          <text:span text:style-name="T17">&lt;/</text:span><text:span text:style-name="T6">table</text:span><text:span text:style-name="T17">&gt;</text:span></text:p>
      <text:p text:style-name="P3">        <text:span text:style-name="T17">&lt;/</text:span><text:span text:style-name="T6">div</text:span><text:span text:style-name="T17">&gt;</text:span></text:p>
      <text:p text:style-name="P2"/>
      <text:p text:style-name="P3">        <text:span text:style-name="T17">&lt;</text:span><text:span text:style-name="T6">div</text:span><text:span text:style-name="T7"> </text:span><text:span text:style-name="T16">className</text:span><text:span text:style-name="T10">=</text:span><text:span text:style-name="T11">"paginacion"</text:span><text:span text:style-name="T17">&gt;</text:span></text:p>
      <text:p text:style-name="P3">          <text:span text:style-name="T17">&lt;</text:span><text:span text:style-name="T6">button</text:span><text:span text:style-name="T7"> </text:span><text:span text:style-name="T16">onClick</text:span><text:span text:style-name="T10">=</text:span><text:span text:style-name="T6">{</text:span><text:span text:style-name="T9">handleAnterior</text:span><text:span text:style-name="T6">}</text:span><text:span text:style-name="T7"> </text:span><text:span text:style-name="T16">disabled</text:span><text:span text:style-name="T10">=</text:span><text:span text:style-name="T6">{</text:span><text:span text:style-name="T8">page</text:span><text:span text:style-name="T10"> === </text:span><text:span text:style-name="T12">1</text:span><text:span text:style-name="T6">}</text:span><text:span text:style-name="T17">&gt;</text:span></text:p>
      <text:p text:style-name="P3">            <text:span text:style-name="T7">Anterior</text:span></text:p>
      <text:p text:style-name="P3">          <text:span text:style-name="T17">&lt;/</text:span><text:span text:style-name="T6">button</text:span><text:span text:style-name="T17">&gt;</text:span></text:p>
      <text:p text:style-name="P3">          <text:span text:style-name="T17">&lt;</text:span><text:span text:style-name="T6">span</text:span><text:span text:style-name="T17">&gt;</text:span></text:p>
      <text:p text:style-name="P3">            <text:span text:style-name="T7">Página </text:span><text:span text:style-name="T6">{</text:span><text:span text:style-name="T8">page</text:span><text:span text:style-name="T6">}</text:span><text:span text:style-name="T7"> de </text:span><text:span text:style-name="T6">{</text:span><text:span text:style-name="T16">Math</text:span><text:span text:style-name="T10">.</text:span><text:span text:style-name="T9">ceil</text:span><text:span text:style-name="T10">(</text:span><text:span text:style-name="T8">total</text:span><text:span text:style-name="T10"> / </text:span><text:span text:style-name="T8">limit</text:span><text:span text:style-name="T10">) || </text:span><text:span text:style-name="T12">1</text:span><text:span text:style-name="T6">}</text:span></text:p>
      <text:p text:style-name="P3">          <text:span text:style-name="T17">&lt;/</text:span><text:span text:style-name="T6">span</text:span><text:span text:style-name="T17">&gt;</text:span></text:p>
      <text:p text:style-name="P3">          <text:span text:style-name="T17">&lt;</text:span><text:span text:style-name="T6">button</text:span><text:span text:style-name="T7"> </text:span><text:span text:style-name="T16">onClick</text:span><text:span text:style-name="T10">=</text:span><text:span text:style-name="T6">{</text:span><text:span text:style-name="T9">handleSiguiente</text:span><text:span text:style-name="T6">}</text:span><text:span text:style-name="T7"> </text:span><text:span text:style-name="T16">disabled</text:span><text:span text:style-name="T10">=</text:span><text:span text:style-name="T6">{</text:span><text:span text:style-name="T8">page</text:span><text:span text:style-name="T10"> * </text:span><text:span text:style-name="T8">limit</text:span><text:span text:style-name="T10"> &gt;= </text:span><text:span text:style-name="T8">total</text:span><text:span text:style-name="T6">}</text:span><text:span text:style-name="T17">&gt;</text:span></text:p>
      <text:p text:style-name="P3">            <text:span text:style-name="T7">Siguiente</text:span></text:p>
      <text:p text:style-name="P3">          <text:span text:style-name="T17">&lt;/</text:span><text:span text:style-name="T6">button</text:span><text:span text:style-name="T17">&gt;</text:span></text:p>
      <text:p text:style-name="P3">        <text:span text:style-name="T17">&lt;/</text:span><text:span text:style-name="T6">div</text:span><text:span text:style-name="T17">&gt;</text:span></text:p>
      <text:p text:style-name="P3">      <text:span text:style-name="T17">&lt;/</text:span><text:span text:style-name="T6">div</text:span><text:span text:style-name="T17">&gt;</text:span></text:p>
      <text:p text:style-name="P2"/>
      <text:p text:style-name="P3">      <text:span text:style-name="T17">&lt;</text:span><text:span text:style-name="T6">div</text:span><text:span text:style-name="T7"> </text:span><text:span text:style-name="T16">className</text:span><text:span text:style-name="T10">=</text:span><text:span text:style-name="T11">"formulario-ingreso"</text:span><text:span text:style-name="T17">&gt;</text:span></text:p>
      <text:p text:style-name="P3">        <text:span text:style-name="T17">&lt;</text:span><text:span text:style-name="T6">h2</text:span><text:span text:style-name="T17">&gt;</text:span><text:span text:style-name="T7">Alta de Egreso</text:span><text:span text:style-name="T17">&lt;/</text:span><text:span text:style-name="T6">h2</text:span><text:span text:style-name="T17">&gt;</text:span></text:p>
      <text:p text:style-name="P3">        <text:span text:style-name="T17">&lt;</text:span><text:span text:style-name="T6">form</text:span><text:span text:style-name="T7"> </text:span><text:span text:style-name="T16">onSubmit</text:span><text:span text:style-name="T10">=</text:span><text:span text:style-name="T6">{</text:span><text:span text:style-name="T9">handleSubmit</text:span><text:span text:style-name="T6">}</text:span><text:span text:style-name="T17">&gt;</text:span></text:p>
      <text:p text:style-name="P3">          <text:span text:style-name="T17">&lt;</text:span><text:span text:style-name="T6">label</text:span><text:span text:style-name="T17">&gt;</text:span></text:p>
      <text:p text:style-name="P3">            <text:span text:style-name="T7">Categoría:</text:span></text:p>
      <text:p text:style-name="P3">            <text:span text:style-name="T17">&lt;</text:span><text:span text:style-name="T6">input</text:span></text:p>
      <text:p text:style-name="P3">              <text:span text:style-name="T16">type</text:span><text:span text:style-name="T10">=</text:span><text:span text:style-name="T11">"text"</text:span></text:p>
      <text:p text:style-name="P3">              <text:span text:style-name="T16">value</text:span><text:span text:style-name="T10">=</text:span><text:span text:style-name="T6">{</text:span><text:span text:style-name="T8">categoria</text:span><text:span text:style-name="T6">}</text:span></text:p>
      <text:p text:style-name="P3">              <text:span text:style-name="T16">onChange</text:span><text:span text:style-name="T10">=</text:span><text:span text:style-name="T6">{</text:span><text:span text:style-name="T10">(</text:span><text:span text:style-name="T16">e</text:span><text:span text:style-name="T10">) </text:span><text:span text:style-name="T6">=&gt;</text:span><text:span text:style-name="T10"> </text:span><text:span text:style-name="T9">setCategoria</text:span><text:span text:style-name="T10">(</text:span><text:span text:style-name="T16">e</text:span><text:span text:style-name="T10">.</text:span><text:span text:style-name="T16">target</text:span><text:span text:style-name="T10">.</text:span><text:span text:style-name="T16">value</text:span><text:span text:style-name="T10">)</text:span><text:span text:style-name="T6">}</text:span></text:p>
      <text:p text:style-name="P3">            <text:span text:style-name="T17">/&gt;</text:span></text:p>
      <text:p text:style-name="P3">          <text:span text:style-name="T17">&lt;/</text:span><text:span text:style-name="T6">label</text:span><text:span text:style-name="T17">&gt;</text:span></text:p>
      <text:p text:style-name="P3">          <text:span text:style-name="T17">&lt;</text:span><text:span text:style-name="T6">label</text:span><text:span text:style-name="T17">&gt;</text:span></text:p>
      <text:p text:style-name="P3">            <text:span text:style-name="T7">Monto:</text:span></text:p>
      <text:p text:style-name="P3">            <text:span text:style-name="T17">&lt;</text:span><text:span text:style-name="T6">input</text:span></text:p>
      <text:p text:style-name="P3">              <text:span text:style-name="T16">type</text:span><text:span text:style-name="T10">=</text:span><text:span text:style-name="T11">"number"</text:span></text:p>
      <text:p text:style-name="P3">              <text:span text:style-name="T16">value</text:span><text:span text:style-name="T10">=</text:span><text:span text:style-name="T6">{</text:span><text:span text:style-name="T8">monto</text:span><text:span text:style-name="T6">}</text:span></text:p>
      <text:p text:style-name="P3">              <text:span text:style-name="T16">onChange</text:span><text:span text:style-name="T10">=</text:span><text:span text:style-name="T6">{</text:span><text:span text:style-name="T10">(</text:span><text:span text:style-name="T16">e</text:span><text:span text:style-name="T10">) </text:span><text:span text:style-name="T6">=&gt;</text:span><text:span text:style-name="T10"> </text:span><text:span text:style-name="T9">setMonto</text:span><text:span text:style-name="T10">(</text:span><text:span text:style-name="T16">e</text:span><text:span text:style-name="T10">.</text:span><text:span text:style-name="T16">target</text:span><text:span text:style-name="T10">.</text:span><text:span text:style-name="T16">value</text:span><text:span text:style-name="T10">)</text:span><text:span text:style-name="T6">}</text:span></text:p>
      <text:p text:style-name="P3">            <text:span text:style-name="T17">/&gt;</text:span></text:p>
      <text:p text:style-name="P3">          <text:span text:style-name="T17">&lt;/</text:span><text:span text:style-name="T6">label</text:span><text:span text:style-name="T17">&gt;</text:span></text:p>
      <text:p text:style-name="P3">          <text:span text:style-name="T17">&lt;</text:span><text:span text:style-name="T6">label</text:span><text:span text:style-name="T17">&gt;</text:span></text:p>
      <text:p text:style-name="P3">            <text:span text:style-name="T7">Fecha:</text:span></text:p>
      <text:p text:style-name="P3">            <text:span text:style-name="T17">&lt;</text:span><text:span text:style-name="T6">input</text:span></text:p>
      <text:p text:style-name="P3">              <text:span text:style-name="T16">type</text:span><text:span text:style-name="T10">=</text:span><text:span text:style-name="T11">"date"</text:span></text:p>
      <text:p text:style-name="P3">              <text:span text:style-name="T16">value</text:span><text:span text:style-name="T10">=</text:span><text:span text:style-name="T6">{</text:span><text:span text:style-name="T8">fecha</text:span><text:span text:style-name="T6">}</text:span></text:p>
      <text:p text:style-name="P3">              <text:span text:style-name="T16">onChange</text:span><text:span text:style-name="T10">=</text:span><text:span text:style-name="T6">{</text:span><text:span text:style-name="T10">(</text:span><text:span text:style-name="T16">e</text:span><text:span text:style-name="T10">) </text:span><text:span text:style-name="T6">=&gt;</text:span><text:span text:style-name="T10"> </text:span><text:span text:style-name="T9">setFecha</text:span><text:span text:style-name="T10">(</text:span><text:span text:style-name="T16">e</text:span><text:span text:style-name="T10">.</text:span><text:span text:style-name="T16">target</text:span><text:span text:style-name="T10">.</text:span><text:span text:style-name="T16">value</text:span><text:span text:style-name="T10">)</text:span><text:span text:style-name="T6">}</text:span></text:p>
      <text:p text:style-name="P3">            <text:span text:style-name="T17">/&gt;</text:span></text:p>
      <text:p text:style-name="P3">          <text:span text:style-name="T17">&lt;/</text:span><text:span text:style-name="T6">label</text:span><text:span text:style-name="T17">&gt;</text:span></text:p>
      <text:p text:style-name="P3"><text:soft-page-break/>          <text:span text:style-name="T17">&lt;</text:span><text:span text:style-name="T6">label</text:span><text:span text:style-name="T17">&gt;</text:span></text:p>
      <text:p text:style-name="P3">            <text:span text:style-name="T7">Pagar deuda (opcional):</text:span></text:p>
      <text:p text:style-name="P3">            <text:span text:style-name="T17">&lt;</text:span><text:span text:style-name="T6">select</text:span></text:p>
      <text:p text:style-name="P3">              <text:span text:style-name="T16">value</text:span><text:span text:style-name="T10">=</text:span><text:span text:style-name="T6">{</text:span><text:span text:style-name="T8">deudaSeleccionada</text:span><text:span text:style-name="T6">}</text:span></text:p>
      <text:p text:style-name="P3">              <text:span text:style-name="T16">onChange</text:span><text:span text:style-name="T10">=</text:span><text:span text:style-name="T6">{</text:span><text:span text:style-name="T10">(</text:span><text:span text:style-name="T16">e</text:span><text:span text:style-name="T10">) </text:span><text:span text:style-name="T6">=&gt;</text:span><text:span text:style-name="T10"> </text:span><text:span text:style-name="T9">setDeudaSeleccionada</text:span><text:span text:style-name="T10">(</text:span><text:span text:style-name="T16">e</text:span><text:span text:style-name="T10">.</text:span><text:span text:style-name="T16">target</text:span><text:span text:style-name="T10">.</text:span><text:span text:style-name="T16">value</text:span><text:span text:style-name="T10">)</text:span><text:span text:style-name="T6">}</text:span></text:p>
      <text:p text:style-name="P3">            <text:span text:style-name="T17">&gt;</text:span></text:p>
      <text:p text:style-name="P3">              <text:span text:style-name="T17">&lt;</text:span><text:span text:style-name="T6">option</text:span><text:span text:style-name="T7"> </text:span><text:span text:style-name="T16">value</text:span><text:span text:style-name="T10">=</text:span><text:span text:style-name="T11">""</text:span><text:span text:style-name="T17">&gt;</text:span><text:span text:style-name="T7">-- Seleccionar deuda --</text:span><text:span text:style-name="T17">&lt;/</text:span><text:span text:style-name="T6">option</text:span><text:span text:style-name="T17">&gt;</text:span></text:p>
      <text:p text:style-name="P3">              <text:span text:style-name="T6">{</text:span><text:span text:style-name="T8">deudas</text:span><text:span text:style-name="T10">.</text:span><text:span text:style-name="T9">map</text:span><text:span text:style-name="T10">((</text:span><text:span text:style-name="T16">d</text:span><text:span text:style-name="T10">) </text:span><text:span text:style-name="T6">=&gt;</text:span><text:span text:style-name="T10"> (</text:span></text:p>
      <text:p text:style-name="P3"><text:span text:style-name="T18">                </text:span><text:span text:style-name="T17">&lt;</text:span><text:span text:style-name="T6">option</text:span><text:span text:style-name="T10"> </text:span><text:span text:style-name="T16">key</text:span><text:span text:style-name="T10">=</text:span><text:span text:style-name="T6">{</text:span><text:span text:style-name="T16">d</text:span><text:span text:style-name="T10">.</text:span><text:span text:style-name="T16">id</text:span><text:span text:style-name="T6">}</text:span><text:span text:style-name="T10"> </text:span><text:span text:style-name="T16">value</text:span><text:span text:style-name="T10">=</text:span><text:span text:style-name="T6">{</text:span><text:span text:style-name="T16">d</text:span><text:span text:style-name="T10">.</text:span><text:span text:style-name="T16">id</text:span><text:span text:style-name="T6">}</text:span><text:span text:style-name="T17">&gt;</text:span></text:p>
      <text:p text:style-name="P3"><text:span text:style-name="T18">                  </text:span><text:span text:style-name="T6">{</text:span><text:span text:style-name="T16">d</text:span><text:span text:style-name="T10">.</text:span><text:span text:style-name="T16">descripcion</text:span><text:span text:style-name="T6">}</text:span><text:span text:style-name="T10"> - $</text:span><text:span text:style-name="T6">{</text:span><text:span text:style-name="T16">d</text:span><text:span text:style-name="T10">.</text:span><text:span text:style-name="T16">monto</text:span><text:span text:style-name="T6">}</text:span></text:p>
      <text:p text:style-name="P3"><text:span text:style-name="T18">                </text:span><text:span text:style-name="T17">&lt;/</text:span><text:span text:style-name="T6">option</text:span><text:span text:style-name="T17">&gt;</text:span></text:p>
      <text:p text:style-name="P3"><text:span text:style-name="T18">              </text:span><text:span text:style-name="T10">))</text:span><text:span text:style-name="T6">}</text:span></text:p>
      <text:p text:style-name="P3">            <text:span text:style-name="T17">&lt;/</text:span><text:span text:style-name="T6">select</text:span><text:span text:style-name="T17">&gt;</text:span></text:p>
      <text:p text:style-name="P3">          <text:span text:style-name="T17">&lt;/</text:span><text:span text:style-name="T6">label</text:span><text:span text:style-name="T17">&gt;</text:span></text:p>
      <text:p text:style-name="P2"/>
      <text:p text:style-name="P3">          <text:span text:style-name="T6">{</text:span><text:span text:style-name="T8">error</text:span><text:span text:style-name="T10"> &amp;&amp; </text:span><text:span text:style-name="T17">&lt;</text:span><text:span text:style-name="T6">p</text:span><text:span text:style-name="T10"> </text:span><text:span text:style-name="T16">className</text:span><text:span text:style-name="T10">=</text:span><text:span text:style-name="T11">"error"</text:span><text:span text:style-name="T17">&gt;</text:span><text:span text:style-name="T6">{</text:span><text:span text:style-name="T8">error</text:span><text:span text:style-name="T6">}</text:span><text:span text:style-name="T17">&lt;/</text:span><text:span text:style-name="T6">p</text:span><text:span text:style-name="T17">&gt;</text:span><text:span text:style-name="T6">}</text:span></text:p>
      <text:p text:style-name="P3">          <text:span text:style-name="T6">{</text:span><text:span text:style-name="T8">mensaje</text:span><text:span text:style-name="T10"> &amp;&amp; </text:span><text:span text:style-name="T17">&lt;</text:span><text:span text:style-name="T6">p</text:span><text:span text:style-name="T10"> </text:span><text:span text:style-name="T16">className</text:span><text:span text:style-name="T10">=</text:span><text:span text:style-name="T11">"success"</text:span><text:span text:style-name="T17">&gt;</text:span><text:span text:style-name="T6">{</text:span><text:span text:style-name="T8">mensaje</text:span><text:span text:style-name="T6">}</text:span><text:span text:style-name="T17">&lt;/</text:span><text:span text:style-name="T6">p</text:span><text:span text:style-name="T17">&gt;</text:span><text:span text:style-name="T6">}</text:span></text:p>
      <text:p text:style-name="P2"/>
      <text:p text:style-name="P3">          <text:span text:style-name="T17">&lt;</text:span><text:span text:style-name="T6">button</text:span><text:span text:style-name="T7"> </text:span><text:span text:style-name="T16">type</text:span><text:span text:style-name="T10">=</text:span><text:span text:style-name="T11">"submit"</text:span><text:span text:style-name="T17">&gt;</text:span><text:span text:style-name="T7">Agregar Egreso</text:span><text:span text:style-name="T17">&lt;/</text:span><text:span text:style-name="T6">button</text:span><text:span text:style-name="T17">&gt;</text:span></text:p>
      <text:p text:style-name="P3">        <text:span text:style-name="T17">&lt;/</text:span><text:span text:style-name="T6">form</text:span><text:span text:style-name="T17">&gt;</text:span></text:p>
      <text:p text:style-name="P3">      <text:span text:style-name="T17">&lt;/</text:span><text:span text:style-name="T6">div</text:span><text:span text:style-name="T17">&gt;</text:span></text:p>
      <text:p text:style-name="P3">    <text:span text:style-name="T17">&lt;/</text:span><text:span text:style-name="T6">div</text:span><text:span text:style-name="T17">&gt;</text:span></text:p>
      <text:p text:style-name="P3">  <text:span text:style-name="T7">);</text:span></text:p>
      <text:p text:style-name="P1">}</text:p>
      <text:p text:style-name="P2"/>
      <text:p text:style-name="P1"><text:span text:style-name="T1">export</text:span> <text:span text:style-name="T1">default</text:span> <text:span text:style-name="T5">AltaEgreso</text:span>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2T03:11:06.643501500</meta:creation-date>
    <dc:date>2025-09-02T03:11:14.706987700</dc:date>
    <meta:editing-duration>PT8S</meta:editing-duration>
    <meta:editing-cycles>1</meta:editing-cycles>
    <meta:document-statistic meta:table-count="0" meta:image-count="0" meta:object-count="0" meta:page-count="5" meta:paragraph-count="212" meta:word-count="548" meta:character-count="6452" meta:non-whitespace-character-count="4359"/>
    <meta:generator>LibreOffice/25.2.5.2$Windows_X86_64 LibreOffice_project/03d19516eb2e1dd5d4ccd751a0d6f35f35e08022</meta:generator>
  </office:meta>
</office:document-meta>
</file>